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7"/>
        <table:table-column table:style-name="co3" table:default-cell-style-name="Default"/>
        <table:table-row table:style-name="ro1"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Región</text:p>
          </table:table-cell>
          <table:table-cell table:style-name="ce16" office:value-type="string" calcext:value-type="string">
            <text:p>lat</text:p>
          </table:table-cell>
          <table:table-cell table:style-name="ce16" office:value-type="string" calcext:value-type="string">
            <text:p>lon</text:p>
          </table:table-cell>
          <table:table-cell table:style-name="ce16" office:value-type="string" calcext:value-type="string">
            <text:p>id</text:p>
          </table:table-cell>
          <table:table-cell table:style-name="ce6" office:value-type="string" calcext:value-type="string">
            <text:p>capacida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Chile</text:p>
          </table:table-cell>
          <table:table-cell table:style-name="ce17" office:value-type="string" calcext:value-type="string">
            <text:p><text:a xlink:href="https://es.wikipedia.org/wiki/Planta_termo_solar_Cerro_Dominador" xlink:type="simple">Cerro Dominador</text:a></text:p>
          </table:table-cell>
          <table:table-cell table:style-name="ce17" office:value-type="string" calcext:value-type="string">
            <text:p><text:a xlink:href="https://es.wikipedia.org/wiki/Región_de_Antofagasta" xlink:type="simple">Antofagasta</text:a></text:p>
          </table:table-cell>
          <table:table-cell table:style-name="ce19" office:value-type="float" office:value="-22.77" calcext:value-type="float">
            <text:p>-22,77</text:p>
          </table:table-cell>
          <table:table-cell table:style-name="ce19" office:value-type="float" office:value="-69.47" calcext:value-type="float">
            <text:p>-69,47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<text:a xlink:href="https://es.wikipedia.org/wiki/Parque_fotovoltaico_El_Romero" xlink:type="simple">El Romero</text:a></text:p>
          </table:table-cell>
          <table:table-cell table:style-name="ce17" office:value-type="string" calcext:value-type="string">
            <text:p><text:a xlink:href="https://es.wikipedia.org/wiki/Región_de_Atacama" xlink:type="simple">Atacama</text:a></text:p>
          </table:table-cell>
          <table:table-cell table:style-name="ce19" office:value-type="float" office:value="-29.13" calcext:value-type="float">
            <text:p>-29,13</text:p>
          </table:table-cell>
          <table:table-cell table:style-name="ce19" office:value-type="float" office:value="-70.9" calcext:value-type="float">
            <text:p>-70,9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Andes Solar</text:p>
          </table:table-cell>
          <table:table-cell table:style-name="ce17" office:value-type="string" calcext:value-type="string">
            <text:p><text:a xlink:href="https://es.wikipedia.org/wiki/Región_de_Antofagasta" xlink:type="simple">Antofagasta</text:a></text:p>
          </table:table-cell>
          <table:table-cell table:style-name="ce19" office:value-type="float" office:value="-24.11" calcext:value-type="float">
            <text:p>-24,11</text:p>
          </table:table-cell>
          <table:table-cell table:style-name="ce19" office:value-type="float" office:value="-68.46" calcext:value-type="float">
            <text:p>-68,4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<text:a xlink:href="https://es.wikipedia.org/w/index.php?title=Planta_Quilapilún&amp;action=edit&amp;redlink=1" xlink:type="simple">Quilapilún</text:a></text:p>
          </table:table-cell>
          <table:table-cell table:style-name="ce17" office:value-type="string" calcext:value-type="string">
            <text:p><text:a xlink:href="https://es.wikipedia.org/wiki/Región_Metropolitana_de_Santiago" xlink:type="simple">Santiago</text:a></text:p>
          </table:table-cell>
          <table:table-cell table:style-name="ce17" office:value-type="float" office:value="-33.1" calcext:value-type="float">
            <text:p>-33,1</text:p>
          </table:table-cell>
          <table:table-cell table:style-name="ce17" office:value-type="float" office:value="-70.66" calcext:value-type="float">
            <text:p>-70,66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<text:a xlink:href="https://es.wikipedia.org/w/index.php?title=Llano_de_Llampos&amp;action=edit&amp;redlink=1" xlink:type="simple">Llano de Llampos</text:a></text:p>
          </table:table-cell>
          <table:table-cell table:style-name="ce17" office:value-type="string" calcext:value-type="string">
            <text:p><text:a xlink:href="https://es.wikipedia.org/wiki/Región_de_Atacama" xlink:type="simple">Atacama</text:a></text:p>
          </table:table-cell>
          <table:table-cell table:style-name="ce17" office:value-type="float" office:value="-27" calcext:value-type="float">
            <text:p>-27</text:p>
          </table:table-cell>
          <table:table-cell table:style-name="ce17" office:value-type="float" office:value="-70.15" calcext:value-type="float">
            <text:p>-70,1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Pozo Almonte Solar 3</text:p>
          </table:table-cell>
          <table:table-cell table:style-name="ce17" office:value-type="string" calcext:value-type="string">
            <text:p>Tarapacá</text:p>
          </table:table-cell>
          <table:table-cell table:style-name="ce17" office:value-type="float" office:value="-20.27" calcext:value-type="float">
            <text:p>-20,27</text:p>
          </table:table-cell>
          <table:table-cell table:style-name="ce17" office:value-type="float" office:value="-69.75" calcext:value-type="float">
            <text:p>-69,7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/>
          <table:table-cell office:value-type="string" calcext:value-type="string">
            <text:p>Altos de Pica</text:p>
          </table:table-cell>
          <table:table-cell office:value-type="string" calcext:value-type="string">
            <text:p>Tarapacá</text:p>
          </table:table-cell>
          <table:table-cell office:value-type="float" office:value="-20.75" calcext:value-type="float">
            <text:p>-20,75</text:p>
          </table:table-cell>
          <table:table-cell office:value-type="float" office:value="-68.99" calcext:value-type="float">
            <text:p>-68,99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covered-table-cell/>
          <table:table-cell office:value-type="string" calcext:value-type="string">
            <text:p>Dos Cruces </text:p>
          </table:table-cell>
          <table:table-cell office:value-type="string" calcext:value-type="string">
            <text:p>Arica</text:p>
          </table:table-cell>
          <table:table-cell office:value-type="float" office:value="-18.5" calcext:value-type="float">
            <text:p>-18,5</text:p>
          </table:table-cell>
          <table:table-cell office:value-type="float" office:value="-69.99" calcext:value-type="float">
            <text:p>-69,99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covered-table-cell/>
          <table:table-cell office:value-type="string" calcext:value-type="string">
            <text:p>Luna del Norte</text:p>
          </table:table-cell>
          <table:table-cell office:value-type="string" calcext:value-type="string">
            <text:p>Coquimbo</text:p>
          </table:table-cell>
          <table:table-cell office:value-type="float" office:value="-30" calcext:value-type="float">
            <text:p>-30</text:p>
          </table:table-cell>
          <table:table-cell office:value-type="float" office:value="-70.65" calcext:value-type="float">
            <text:p>-70,65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covered-table-cell/>
          <table:table-cell office:value-type="string" calcext:value-type="string">
            <text:p>Casas Blancas</text:p>
          </table:table-cell>
          <table:table-cell office:value-type="string" calcext:value-type="string">
            <text:p>Coquimbo</text:p>
          </table:table-cell>
          <table:table-cell office:value-type="float" office:value="-31.23" calcext:value-type="float">
            <text:p>-31,23</text:p>
          </table:table-cell>
          <table:table-cell office:value-type="float" office:value="-70.9" calcext:value-type="float">
            <text:p>-70,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Santa Julia</text:p>
          </table:table-cell>
          <table:table-cell office:value-type="string" calcext:value-type="string">
            <text:p>Valparaiso</text:p>
          </table:table-cell>
          <table:table-cell office:value-type="float" office:value="-32.25" calcext:value-type="float">
            <text:p>-32,25</text:p>
          </table:table-cell>
          <table:table-cell office:value-type="float" office:value="-71" calcext:value-type="float">
            <text:p>-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Pampa Solar Norte</text:p>
          </table:table-cell>
          <table:table-cell office:value-type="string" calcext:value-type="string">
            <text:p>Antofagasta</text:p>
          </table:table-cell>
          <table:table-cell office:value-type="float" office:value="-25.5" calcext:value-type="float">
            <text:p>-25,5</text:p>
          </table:table-cell>
          <table:table-cell office:value-type="float" office:value="-70.1" calcext:value-type="float">
            <text:p>-70,1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Argentina</text:p>
          </table:table-cell>
          <table:table-cell table:style-name="ce18" office:value-type="string" calcext:value-type="string">
            <text:p>Cura Brochero</text:p>
          </table:table-cell>
          <table:table-cell office:value-type="string" calcext:value-type="string">
            <text:p>Cordoba</text:p>
          </table:table-cell>
          <table:table-cell office:value-type="float" office:value="-31.72" calcext:value-type="float">
            <text:p>-31,72</text:p>
          </table:table-cell>
          <table:table-cell office:value-type="float" office:value="-65.05" calcext:value-type="float">
            <text:p>-65,0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covered-table-cell/>
          <table:table-cell office:value-type="string" calcext:value-type="string">
            <text:p>La Cumbre</text:p>
          </table:table-cell>
          <table:table-cell office:value-type="string" calcext:value-type="string">
            <text:p>San Luis</text:p>
          </table:table-cell>
          <table:table-cell office:value-type="float" office:value="-33.3" calcext:value-type="float">
            <text:p>-33,3</text:p>
          </table:table-cell>
          <table:table-cell office:value-type="float" office:value="-66.12" calcext:value-type="float">
            <text:p>-66,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/>
          <table:table-cell office:value-type="string" calcext:value-type="string">
            <text:p>Tocota</text:p>
          </table:table-cell>
          <table:table-cell office:value-type="string" calcext:value-type="string">
            <text:p>San Juan</text:p>
          </table:table-cell>
          <table:table-cell office:value-type="float" office:value="-30.74" calcext:value-type="float">
            <text:p>-30,74</text:p>
          </table:table-cell>
          <table:table-cell office:value-type="float" office:value="-69.61" calcext:value-type="float">
            <text:p>-69,6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/>
          <table:table-cell office:value-type="string" calcext:value-type="string">
            <text:p>Ullum</text:p>
          </table:table-cell>
          <table:table-cell office:value-type="string" calcext:value-type="string">
            <text:p>San Juan</text:p>
          </table:table-cell>
          <table:table-cell office:value-type="float" office:value="-31.6" calcext:value-type="float">
            <text:p>-31,6</text:p>
          </table:table-cell>
          <table:table-cell office:value-type="float" office:value="-70.07" calcext:value-type="float">
            <text:p>-70,07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covered-table-cell/>
          <table:table-cell office:value-type="string" calcext:value-type="string">
            <text:p>Solar de los Andes</text:p>
          </table:table-cell>
          <table:table-cell office:value-type="string" calcext:value-type="string">
            <text:p>Mendoza</text:p>
          </table:table-cell>
          <table:table-cell office:value-type="float" office:value="-33.1" calcext:value-type="float">
            <text:p>-33,1</text:p>
          </table:table-cell>
          <table:table-cell office:value-type="float" office:value="-68.19" calcext:value-type="float">
            <text:p>-68,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Parque de los Llanos</text:p>
          </table:table-cell>
          <table:table-cell office:value-type="string" calcext:value-type="string">
            <text:p>La Rioja</text:p>
          </table:table-cell>
          <table:table-cell office:value-type="float" office:value="-30.31" calcext:value-type="float">
            <text:p>-30,31</text:p>
          </table:table-cell>
          <table:table-cell office:value-type="float" office:value="-66.67" calcext:value-type="float">
            <text:p>-66,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.5</text:p>
          </table:table-cell>
        </table:table-row>
        <table:table-row table:style-name="ro1">
          <table:covered-table-cell/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float" office:value="-28.03" calcext:value-type="float">
            <text:p>-28,03</text:p>
          </table:table-cell>
          <table:table-cell office:value-type="float" office:value="-67.59" calcext:value-type="float">
            <text:p>-67,5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/>
          <table:table-cell office:value-type="string" calcext:value-type="string">
            <text:p>Saujil</text:p>
          </table:table-cell>
          <table:table-cell office:value-type="string" calcext:value-type="string">
            <text:p>Catamarca</text:p>
          </table:table-cell>
          <table:table-cell office:value-type="float" office:value="-28.14" calcext:value-type="float">
            <text:p>-28,14</text:p>
          </table:table-cell>
          <table:table-cell office:value-type="float" office:value="-66.8" calcext:value-type="float">
            <text:p>-66,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string" calcext:value-type="string">
            <text:p>Cafayate</text:p>
          </table:table-cell>
          <table:table-cell office:value-type="string" calcext:value-type="string">
            <text:p>Salta</text:p>
          </table:table-cell>
          <table:table-cell office:value-type="float" office:value="-26.04" calcext:value-type="float">
            <text:p>-26,04</text:p>
          </table:table-cell>
          <table:table-cell office:value-type="float" office:value="-65.91" calcext:value-type="float">
            <text:p>-65,91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covered-table-cell/>
          <table:table-cell office:value-type="string" calcext:value-type="string">
            <text:p>Cauchari</text:p>
          </table:table-cell>
          <table:table-cell office:value-type="string" calcext:value-type="string">
            <text:p>Jujuy</text:p>
          </table:table-cell>
          <table:table-cell office:value-type="float" office:value="-24.09" calcext:value-type="float">
            <text:p>-24,09</text:p>
          </table:table-cell>
          <table:table-cell office:value-type="float" office:value="-66.72" calcext:value-type="float">
            <text:p>-66,72</text:p>
          </table:table-cell>
          <table:table-cell office:value-type="float" office:value="22" calcext:value-type="float">
            <text:p>2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covered-table-cell/>
          <table:table-cell office:value-type="string" calcext:value-type="string">
            <text:p>Victorica</text:p>
          </table:table-cell>
          <table:table-cell office:value-type="string" calcext:value-type="string">
            <text:p>La Pampa</text:p>
          </table:table-cell>
          <table:table-cell office:value-type="float" office:value="-36.22" calcext:value-type="float">
            <text:p>-36,22</text:p>
          </table:table-cell>
          <table:table-cell office:value-type="float" office:value="-65.43" calcext:value-type="float">
            <text:p>-65,4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Uruguay</text:p>
          </table:table-cell>
          <table:table-cell office:value-type="string" calcext:value-type="string">
            <text:p>Arapei</text:p>
          </table:table-cell>
          <table:table-cell office:value-type="string" calcext:value-type="string">
            <text:p>Salto</text:p>
          </table:table-cell>
          <table:table-cell office:value-type="float" office:value="-30.87" calcext:value-type="float">
            <text:p>-30,87</text:p>
          </table:table-cell>
          <table:table-cell office:value-type="float" office:value="-57.46" calcext:value-type="float">
            <text:p>-57,46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covered-table-cell/>
          <table:table-cell office:value-type="string" calcext:value-type="string">
            <text:p>Menafra</text:p>
          </table:table-cell>
          <table:table-cell office:value-type="string" calcext:value-type="string">
            <text:p>Rio Negro</text:p>
          </table:table-cell>
          <table:table-cell office:value-type="float" office:value="-32.6" calcext:value-type="float">
            <text:p>-32,6</text:p>
          </table:table-cell>
          <table:table-cell office:value-type="float" office:value="-57.44" calcext:value-type="float">
            <text:p>-57,4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Eólico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Región</text:p>
          </table:table-cell>
          <table:table-cell table:style-name="ce16" office:value-type="string" calcext:value-type="string">
            <text:p>lat</text:p>
          </table:table-cell>
          <table:table-cell table:style-name="ce16" office:value-type="string" calcext:value-type="string">
            <text:p>lon</text:p>
          </table:table-cell>
          <table:table-cell table:style-name="ce16" office:value-type="string" calcext:value-type="string">
            <text:p>id</text:p>
          </table:table-cell>
          <table:table-cell table:style-name="ce6" office:value-type="string" calcext:value-type="string">
            <text:p>capacida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Chile</text:p>
          </table:table-cell>
          <table:table-cell office:value-type="string" calcext:value-type="string">
            <text:p>Ckani</text:p>
          </table:table-cell>
          <table:table-cell office:value-type="string" calcext:value-type="string">
            <text:p>Tarapacá</text:p>
          </table:table-cell>
          <table:table-cell office:value-type="float" office:value="-22.15" calcext:value-type="float">
            <text:p>-22,15</text:p>
          </table:table-cell>
          <table:table-cell office:value-type="float" office:value="-68.58" calcext:value-type="float">
            <text:p>-68,5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covered-table-cell/>
          <table:table-cell office:value-type="string" calcext:value-type="string">
            <text:p>Sierra Gorda</text:p>
          </table:table-cell>
          <table:table-cell office:value-type="string" calcext:value-type="string">
            <text:p>Antofagasta</text:p>
          </table:table-cell>
          <table:table-cell office:value-type="float" office:value="-22.87" calcext:value-type="float">
            <text:p>-22,87</text:p>
          </table:table-cell>
          <table:table-cell office:value-type="float" office:value="-68.97" calcext:value-type="float">
            <text:p>-68,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5</text:p>
          </table:table-cell>
        </table:table-row>
        <table:table-row table:style-name="ro1">
          <table:covered-table-cell/>
          <table:table-cell office:value-type="string" calcext:value-type="string">
            <text:p>Taltal</text:p>
          </table:table-cell>
          <table:table-cell office:value-type="string" calcext:value-type="string">
            <text:p>Antofagasta</text:p>
          </table:table-cell>
          <table:table-cell office:value-type="float" office:value="-25.37" calcext:value-type="float">
            <text:p>-25,37</text:p>
          </table:table-cell>
          <table:table-cell office:value-type="float" office:value="-69.78" calcext:value-type="float">
            <text:p>-69,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San Juan</text:p>
          </table:table-cell>
          <table:table-cell office:value-type="string" calcext:value-type="string">
            <text:p>Atacama</text:p>
          </table:table-cell>
          <table:table-cell office:value-type="float" office:value="-28.57" calcext:value-type="float">
            <text:p>-28,57</text:p>
          </table:table-cell>
          <table:table-cell office:value-type="float" office:value="-71.45" calcext:value-type="float">
            <text:p>-71,45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covered-table-cell/>
          <table:table-cell office:value-type="string" calcext:value-type="string">
            <text:p>Tototral</text:p>
          </table:table-cell>
          <table:table-cell office:value-type="string" calcext:value-type="string">
            <text:p>Coquimbo</text:p>
          </table:table-cell>
          <table:table-cell office:value-type="float" office:value="-31.32" calcext:value-type="float">
            <text:p>-31,32</text:p>
          </table:table-cell>
          <table:table-cell office:value-type="float" office:value="-71.6" calcext:value-type="float">
            <text:p>-71,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covered-table-cell/>
          <table:table-cell office:value-type="string" calcext:value-type="string">
            <text:p>Ucucquer</text:p>
          </table:table-cell>
          <table:table-cell office:value-type="string" calcext:value-type="string">
            <text:p>Ohigins</text:p>
          </table:table-cell>
          <table:table-cell office:value-type="float" office:value="-34.3" calcext:value-type="float">
            <text:p>-34,3</text:p>
          </table:table-cell>
          <table:table-cell office:value-type="float" office:value="-71.61" calcext:value-type="float">
            <text:p>-71,6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covered-table-cell/>
          <table:table-cell office:value-type="string" calcext:value-type="string">
            <text:p>Renaico</text:p>
          </table:table-cell>
          <table:table-cell office:value-type="string" calcext:value-type="string">
            <text:p>Araucania</text:p>
          </table:table-cell>
          <table:table-cell office:value-type="float" office:value="-37.73" calcext:value-type="float">
            <text:p>-37,73</text:p>
          </table:table-cell>
          <table:table-cell office:value-type="float" office:value="-72.51" calcext:value-type="float">
            <text:p>-72,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2.4</text:p>
          </table:table-cell>
        </table:table-row>
        <table:table-row table:style-name="ro1">
          <table:covered-table-cell/>
          <table:table-cell office:value-type="string" calcext:value-type="string">
            <text:p>Aurora</text:p>
          </table:table-cell>
          <table:table-cell office:value-type="string" calcext:value-type="string">
            <text:p>Los Lagos</text:p>
          </table:table-cell>
          <table:table-cell office:value-type="float" office:value="-41.23" calcext:value-type="float">
            <text:p>-41,23</text:p>
          </table:table-cell>
          <table:table-cell office:value-type="float" office:value="-73.15" calcext:value-type="float">
            <text:p>-73,15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covered-table-cell/>
          <table:table-cell office:value-type="string" calcext:value-type="string">
            <text:p>San Pedro</text:p>
          </table:table-cell>
          <table:table-cell office:value-type="string" calcext:value-type="string">
            <text:p>Los Lagos</text:p>
          </table:table-cell>
          <table:table-cell office:value-type="float" office:value="-42.28" calcext:value-type="float">
            <text:p>-42,28</text:p>
          </table:table-cell>
          <table:table-cell office:value-type="float" office:value="-73.91" calcext:value-type="float">
            <text:p>-73,91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5">
            <text:p>Argentina</text:p>
          </table:table-cell>
          <table:table-cell office:value-type="string" calcext:value-type="string">
            <text:p>Los Teros</text:p>
          </table:table-cell>
          <table:table-cell office:value-type="string" calcext:value-type="string">
            <text:p>Buenos Aires</text:p>
          </table:table-cell>
          <table:table-cell office:value-type="float" office:value="-37.09" calcext:value-type="float">
            <text:p>-37,09</text:p>
          </table:table-cell>
          <table:table-cell office:value-type="float" office:value="-59.73" calcext:value-type="float">
            <text:p>-59,73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covered-table-cell/>
          <table:table-cell office:value-type="string" calcext:value-type="string">
            <text:p>Necochea</text:p>
          </table:table-cell>
          <table:table-cell office:value-type="string" calcext:value-type="string">
            <text:p>Buenos Aires</text:p>
          </table:table-cell>
          <table:table-cell office:value-type="float" office:value="-38.61" calcext:value-type="float">
            <text:p>-38,61</text:p>
          </table:table-cell>
          <table:table-cell office:value-type="float" office:value="-58.82" calcext:value-type="float">
            <text:p>-58,8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covered-table-cell/>
          <table:table-cell office:value-type="string" calcext:value-type="string">
            <text:p>Mataco</text:p>
          </table:table-cell>
          <table:table-cell office:value-type="string" calcext:value-type="string">
            <text:p>Buenos Aires</text:p>
          </table:table-cell>
          <table:table-cell office:value-type="float" office:value="-38.31" calcext:value-type="float">
            <text:p>-38,31</text:p>
          </table:table-cell>
          <table:table-cell office:value-type="float" office:value="-62.28" calcext:value-type="float">
            <text:p>-62,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3.4</text:p>
          </table:table-cell>
        </table:table-row>
        <table:table-row table:style-name="ro1">
          <table:covered-table-cell/>
          <table:table-cell office:value-type="string" calcext:value-type="string">
            <text:p>Villalonga</text:p>
          </table:table-cell>
          <table:table-cell office:value-type="string" calcext:value-type="string">
            <text:p>Buenos Aires</text:p>
          </table:table-cell>
          <table:table-cell office:value-type="float" office:value="-40.03" calcext:value-type="float">
            <text:p>-40,03</text:p>
          </table:table-cell>
          <table:table-cell office:value-type="float" office:value="-62.65" calcext:value-type="float">
            <text:p>-62,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5.2</text:p>
          </table:table-cell>
        </table:table-row>
        <table:table-row table:style-name="ro1">
          <table:covered-table-cell/>
          <table:table-cell office:value-type="string" calcext:value-type="string">
            <text:p>Achiras</text:p>
          </table:table-cell>
          <table:table-cell office:value-type="string" calcext:value-type="string">
            <text:p>Cordoba</text:p>
          </table:table-cell>
          <table:table-cell office:value-type="float" office:value="-33.21" calcext:value-type="float">
            <text:p>-33,21</text:p>
          </table:table-cell>
          <table:table-cell office:value-type="float" office:value="-65.08" calcext:value-type="float">
            <text:p>-65,0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San Luis</text:p>
          </table:table-cell>
          <table:table-cell office:value-type="float" office:value="-32.77" calcext:value-type="float">
            <text:p>-32,77</text:p>
          </table:table-cell>
          <table:table-cell office:value-type="float" office:value="-66.35" calcext:value-type="float">
            <text:p>-66,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2.5</text:p>
          </table:table-cell>
        </table:table-row>
        <table:table-row table:style-name="ro1">
          <table:covered-table-cell/>
          <table:table-cell office:value-type="string" calcext:value-type="string">
            <text:p>Banderita</text:p>
          </table:table-cell>
          <table:table-cell office:value-type="string" calcext:value-type="string">
            <text:p>La Pampa</text:p>
          </table:table-cell>
          <table:table-cell office:value-type="float" office:value="-37.49" calcext:value-type="float">
            <text:p>-37,49</text:p>
          </table:table-cell>
          <table:table-cell office:value-type="float" office:value="-64.74" calcext:value-type="float">
            <text:p>-64,7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covered-table-cell/>
          <table:table-cell office:value-type="string" calcext:value-type="string">
            <text:p>Pomona</text:p>
          </table:table-cell>
          <table:table-cell office:value-type="string" calcext:value-type="string">
            <text:p>Rio Negro</text:p>
          </table:table-cell>
          <table:table-cell office:value-type="float" office:value="-39.56" calcext:value-type="float">
            <text:p>-39,56</text:p>
          </table:table-cell>
          <table:table-cell office:value-type="float" office:value="-65.69" calcext:value-type="float">
            <text:p>-65,69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covered-table-cell/>
          <table:table-cell office:value-type="string" calcext:value-type="string">
            <text:p>Vientos Neuquinos</text:p>
          </table:table-cell>
          <table:table-cell office:value-type="string" calcext:value-type="string">
            <text:p>Neuquén </text:p>
          </table:table-cell>
          <table:table-cell office:value-type="float" office:value="-39.55" calcext:value-type="float">
            <text:p>-39,55</text:p>
          </table:table-cell>
          <table:table-cell office:value-type="float" office:value="-69.76" calcext:value-type="float">
            <text:p>-69,7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Arauco</text:p>
          </table:table-cell>
          <table:table-cell office:value-type="string" calcext:value-type="string">
            <text:p>La Rioja</text:p>
          </table:table-cell>
          <table:table-cell office:value-type="float" office:value="-28.74" calcext:value-type="float">
            <text:p>-28,74</text:p>
          </table:table-cell>
          <table:table-cell office:value-type="float" office:value="-66.7" calcext:value-type="float">
            <text:p>-66,7</text:p>
          </table:table-cell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covered-table-cell/>
          <table:table-cell office:value-type="string" calcext:value-type="string">
            <text:p>El Jume</text:p>
          </table:table-cell>
          <table:table-cell office:value-type="string" calcext:value-type="string">
            <text:p>Sgo. Del Estero</text:p>
          </table:table-cell>
          <table:table-cell office:value-type="float" office:value="-29.42" calcext:value-type="float">
            <text:p>-29,42</text:p>
          </table:table-cell>
          <table:table-cell office:value-type="float" office:value="-63.72" calcext:value-type="float">
            <text:p>-63,7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Loma Blanca</text:p>
          </table:table-cell>
          <table:table-cell office:value-type="string" calcext:value-type="string">
            <text:p>Chubut</text:p>
          </table:table-cell>
          <table:table-cell office:value-type="float" office:value="-43.06" calcext:value-type="float">
            <text:p>-43,06</text:p>
          </table:table-cell>
          <table:table-cell office:value-type="float" office:value="-65.22" calcext:value-type="float">
            <text:p>-65,22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covered-table-cell/>
          <table:table-cell office:value-type="string" calcext:value-type="string">
            <text:p>Garayalde</text:p>
          </table:table-cell>
          <table:table-cell office:value-type="string" calcext:value-type="string">
            <text:p>Chubut</text:p>
          </table:table-cell>
          <table:table-cell office:value-type="float" office:value="-44.53" calcext:value-type="float">
            <text:p>-44,53</text:p>
          </table:table-cell>
          <table:table-cell office:value-type="float" office:value="-66.44" calcext:value-type="float">
            <text:p>-66,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15</text:p>
          </table:table-cell>
        </table:table-row>
        <table:table-row table:style-name="ro1">
          <table:covered-table-cell/>
          <table:table-cell office:value-type="string" calcext:value-type="string">
            <text:p>Manantiales Behr</text:p>
          </table:table-cell>
          <table:table-cell office:value-type="string" calcext:value-type="string">
            <text:p>Chubut</text:p>
          </table:table-cell>
          <table:table-cell office:value-type="float" office:value="-45.65" calcext:value-type="float">
            <text:p>-45,65</text:p>
          </table:table-cell>
          <table:table-cell office:value-type="float" office:value="-67.75" calcext:value-type="float">
            <text:p>-67,75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covered-table-cell/>
          <table:table-cell office:value-type="string" calcext:value-type="string">
            <text:p>Bicentenario</text:p>
          </table:table-cell>
          <table:table-cell office:value-type="string" calcext:value-type="string">
            <text:p>Santa Cruz</text:p>
          </table:table-cell>
          <table:table-cell office:value-type="float" office:value="-47.29" calcext:value-type="float">
            <text:p>-47,29</text:p>
          </table:table-cell>
          <table:table-cell office:value-type="float" office:value="-66.99" calcext:value-type="float">
            <text:p>-66,99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Uruguay</text:p>
          </table:table-cell>
          <table:table-cell office:value-type="string" calcext:value-type="string">
            <text:p>Palmatir</text:p>
          </table:table-cell>
          <table:table-cell office:value-type="string" calcext:value-type="string">
            <text:p>Tacuarembó</text:p>
          </table:table-cell>
          <table:table-cell office:value-type="float" office:value="-32.59" calcext:value-type="float">
            <text:p>-32,59</text:p>
          </table:table-cell>
          <table:table-cell office:value-type="float" office:value="-56.44" calcext:value-type="float">
            <text:p>-56,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Florida</text:p>
          </table:table-cell>
          <table:table-cell office:value-type="float" office:value="-34.1" calcext:value-type="float">
            <text:p>-34,1</text:p>
          </table:table-cell>
          <table:table-cell office:value-type="float" office:value="-56.09" calcext:value-type="float">
            <text:p>-56,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5</text:p>
          </table:table-cell>
        </table:table-row>
        <table:table-row table:style-name="ro1">
          <table:covered-table-cell/>
          <table:table-cell office:value-type="string" calcext:value-type="string">
            <text:p>Juan Terra</text:p>
          </table:table-cell>
          <table:table-cell office:value-type="string" calcext:value-type="string">
            <text:p>Artigas</text:p>
          </table:table-cell>
          <table:table-cell office:value-type="float" office:value="-30.41" calcext:value-type="float">
            <text:p>-30,41</text:p>
          </table:table-cell>
          <table:table-cell office:value-type="float" office:value="-56.72" calcext:value-type="float">
            <text:p>-56,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7.2</text:p>
          </table:table-cell>
        </table:table-row>
        <table:table-row table:style-name="ro1">
          <table:covered-table-cell/>
          <table:table-cell office:value-type="string" calcext:value-type="string">
            <text:p>Cerro Grande</text:p>
          </table:table-cell>
          <table:table-cell/>
          <table:table-cell office:value-type="float" office:value="-32.29" calcext:value-type="float">
            <text:p>-32,29</text:p>
          </table:table-cell>
          <table:table-cell office:value-type="float" office:value="-53.91" calcext:value-type="float">
            <text:p>-53,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41:52.525908660</meta:creation-date>
    <dc:date>2025-07-30T15:31:34.101901784</dc:date>
    <meta:editing-duration>PT9H55M57S</meta:editing-duration>
    <meta:editing-cycles>18</meta:editing-cycles>
    <meta:generator>LibreOffice/7.3.7.2$Linux_X86_64 LibreOffice_project/30$Build-2</meta:generator>
    <meta:document-statistic meta:table-count="2" meta:cell-count="335" meta:object-count="0"/>
  </office:meta>
</office:document-meta>
</file>